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fr" fo:country="FR" officeooo:rsid="000040ef" officeooo:paragraph-rsid="000040ef" style:font-size-asian="26pt" style:font-size-complex="26pt"/>
    </style:style>
    <style:style style:name="P2" style:family="paragraph" style:parent-style-name="Text_20_body">
      <style:text-properties officeooo:rsid="000040ef" officeooo:paragraph-rsid="000040ef"/>
    </style:style>
    <style:style style:name="P3" style:family="paragraph" style:parent-style-name="Text_20_body">
      <style:text-properties fo:language="fr" fo:country="FR" officeooo:rsid="000040ef" officeooo:paragraph-rsid="000040ef"/>
    </style:style>
    <style:style style:name="P4" style:family="paragraph" style:parent-style-name="Text_20_body">
      <style:text-properties officeooo:rsid="00013e67" officeooo:paragraph-rsid="00013e67"/>
    </style:style>
    <style:style style:name="P5" style:family="paragraph" style:parent-style-name="Text_20_body">
      <style:text-properties officeooo:rsid="00013e67" officeooo:paragraph-rsid="000aac96"/>
    </style:style>
    <style:style style:name="P6" style:family="paragraph" style:parent-style-name="Text_20_body">
      <style:text-properties officeooo:rsid="00048a87" officeooo:paragraph-rsid="00048a87"/>
    </style:style>
    <style:style style:name="P7" style:family="paragraph" style:parent-style-name="Text_20_body">
      <style:text-properties officeooo:rsid="00048a87" officeooo:paragraph-rsid="000aac96"/>
    </style:style>
    <style:style style:name="P8" style:family="paragraph" style:parent-style-name="Text_20_body">
      <style:text-properties officeooo:rsid="0005ed7e" officeooo:paragraph-rsid="0005ed7e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26pt" fo:language="fr" fo:country="FR" officeooo:rsid="000040ef" officeooo:paragraph-rsid="000040ef" style:font-size-asian="26pt" style:font-size-complex="26pt"/>
    </style:style>
    <style:style style:name="P10" style:family="paragraph" style:parent-style-name="Heading_20_1">
      <style:text-properties officeooo:rsid="000040ef" officeooo:paragraph-rsid="000040ef"/>
    </style:style>
    <style:style style:name="P11" style:family="paragraph" style:parent-style-name="Heading_20_1">
      <style:paragraph-properties fo:break-before="page"/>
      <style:text-properties fo:language="fr" fo:country="FR" officeooo:rsid="000040ef" officeooo:paragraph-rsid="000040ef"/>
    </style:style>
    <style:style style:name="P12" style:family="paragraph" style:parent-style-name="Heading_20_2">
      <style:text-properties officeooo:rsid="000040ef" officeooo:paragraph-rsid="000040ef"/>
    </style:style>
    <style:style style:name="P13" style:family="paragraph" style:parent-style-name="Heading_20_2">
      <style:text-properties officeooo:rsid="00048a87" officeooo:paragraph-rsid="00048a87"/>
    </style:style>
    <style:style style:name="P14" style:family="paragraph" style:parent-style-name="Text_20_body" style:list-style-name="L1">
      <style:text-properties officeooo:rsid="000040ef" officeooo:paragraph-rsid="000040ef"/>
    </style:style>
    <style:style style:name="P15" style:family="paragraph" style:parent-style-name="Text_20_body" style:list-style-name="L1">
      <style:text-properties officeooo:rsid="00013e67" officeooo:paragraph-rsid="00013e67"/>
    </style:style>
    <style:style style:name="P16" style:family="paragraph" style:parent-style-name="Text_20_body" style:list-style-name="L2">
      <style:text-properties officeooo:rsid="00013e67" officeooo:paragraph-rsid="00013e67"/>
    </style:style>
    <style:style style:name="P17" style:family="paragraph" style:parent-style-name="Text_20_body" style:list-style-name="L3">
      <style:text-properties officeooo:rsid="00013e67" officeooo:paragraph-rsid="000aac96"/>
    </style:style>
    <style:style style:name="P18" style:family="paragraph" style:parent-style-name="Text_20_body" style:list-style-name="L3">
      <style:text-properties officeooo:rsid="0005ed7e" officeooo:paragraph-rsid="0005ed7e"/>
    </style:style>
    <style:style style:name="P19" style:family="paragraph">
      <loext:graphic-properties draw:fill-color="#b4c7dc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333333"/>
    </style:style>
    <style:style style:name="T1" style:family="text">
      <style:text-properties officeooo:rsid="000040ef"/>
    </style:style>
    <style:style style:name="T2" style:family="text">
      <style:text-properties officeooo:rsid="00013e67"/>
    </style:style>
    <style:style style:name="T3" style:family="text">
      <style:text-properties officeooo:rsid="0007c4aa"/>
    </style:style>
    <style:style style:name="T4" style:family="text">
      <style:text-properties officeooo:rsid="0009604e"/>
    </style:style>
    <style:style style:name="T5" style:family="text">
      <style:text-properties officeooo:rsid="000aac96"/>
    </style:style>
    <style:style style:name="T6" style:family="text">
      <style:text-properties officeooo:rsid="000b9370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fill-color="#b4c7dc" draw:textarea-horizontal-align="justify" draw:textarea-vertical-align="middle" draw:auto-grow-height="false" fo:min-height="1.531cm" fo:min-width="1.614cm" style:run-through="foreground"/>
    </style:style>
    <style:style style:name="gr4" style:family="graphic">
      <style:graphic-properties draw:fill-color="#b4c7dc" draw:textarea-horizontal-align="justify" draw:textarea-vertical-align="middle" draw:auto-grow-height="false" fo:min-height="1.531cm" fo:min-width="6.006cm" style:run-through="foreground"/>
    </style:style>
    <style:style style:name="gr5" style:family="graphic">
      <style:graphic-properties draw:fill-color="#b4c7dc" draw:textarea-horizontal-align="justify" draw:textarea-vertical-align="middle" draw:auto-grow-height="false" fo:min-height="1.531cm" fo:min-width="9.657cm" style:run-through="foreground"/>
    </style:style>
    <style:style style:name="gr6" style:family="graphic">
      <style:graphic-properties draw:textarea-horizontal-align="justify" draw:textarea-vertical-align="middle" draw:auto-grow-height="false" fo:min-height="0.173cm" fo:min-width="1.159cm" style:run-through="foreground"/>
    </style:style>
    <style:style style:name="gr7" style:family="graphic">
      <style:graphic-properties draw:textarea-horizontal-align="justify" draw:textarea-vertical-align="middle" draw:auto-grow-height="false" fo:min-height="0.173cm" fo:min-width="0.88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635cm" style:run-through="foreground"/>
    </style:style>
    <style:style style:name="gr10" style:family="graphic">
      <style:graphic-properties draw:stroke="none" svg:stroke-color="#000000" draw:fill="none" draw:fill-color="#ffffff" fo:min-height="1.138cm" style:run-through="foreground"/>
    </style:style>
    <style:style style:name="gr11" style:family="graphic">
      <style:graphic-properties draw:stroke="none" svg:stroke-color="#000000" draw:fill-color="#333333" draw:textarea-horizontal-align="justify" draw:textarea-vertical-align="middle" draw:auto-grow-height="false" fo:min-height="0.051cm" fo:min-width="0.041cm" style:run-through="foreground"/>
    </style:style>
    <style:style style:name="gr12" style:family="graphic">
      <style:graphic-properties draw:fill-color="#b4c7dc" draw:textarea-horizontal-align="justify" draw:textarea-vertical-align="middle" draw:auto-grow-height="false" fo:min-height="1.505cm" fo:min-width="5.45cm" style:run-through="foreground"/>
    </style:style>
    <style:style style:name="gr13" style:family="graphic">
      <style:graphic-properties draw:fill-color="#b4c7dc" draw:textarea-horizontal-align="justify" draw:textarea-vertical-align="middle" draw:auto-grow-height="false" fo:min-height="1.531cm" fo:min-width="9.181cm" style:run-through="foreground"/>
    </style:style>
    <style:style style:name="gr14" style:family="graphic">
      <style:graphic-properties draw:textarea-horizontal-align="justify" draw:textarea-vertical-align="middle" draw:auto-grow-height="false" fo:min-height="0.187cm" fo:min-width="0.926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P2</text:p>
      <text:p text:style-name="P1">Pile, File et Dérécursification</text:p>
      <text:h text:style-name="P11" text:outline-level="1">I – Présentation</text:h>
      <text:p text:style-name="P3">L’objectif de ce TP est de créer 2 bibliothèques indépendantes, une pour la gestion d’une pile et l’autre pour la gestion d’une file. Il faut également dérécursifier une fonction donnée (en utilisant l’implémentation de la pile faite).</text:p>
      <text:h text:style-name="P10" text:outline-level="1">II – Description des Structures de données</text:h>
      <text:h text:style-name="P12" text:outline-level="2">1) La pile</text:h>
      <text:p text:style-name="P2">La pile est constituée d’une tête contenant :</text:p>
      <text:list xml:id="list823083268" text:style-name="L1">
        <text:list-item>
          <text:p text:style-name="P14">La taille maximale : entier représentant le nombre maximum d’élément que peut contenir la pile.</text:p>
        </text:list-item>
        <text:list-item>
          <text:p text:style-name="P15">Le rang du sommet : entier représentant l’adresse dans le tableau associé à la pile l’élément au dessus de la pile.</text:p>
        </text:list-item>
        <text:list-item>
          <text:p text:style-name="P15">Le tableau associé à la pile : tableau contenant les éléments de la pile.</text:p>
        </text:list-item>
      </text:list>
      <text:p text:style-name="P4">La pile est utilisée via les fonctions / procédures associées :</text:p>
      <text:list xml:id="list2265107439" text:style-name="L2">
        <text:list-item>
          <text:p text:style-name="P16">INIT : initialisation de la pile (tête et tableau associé).</text:p>
        </text:list-item>
        <text:list-item>
          <text:p text:style-name="P16">EST_VIDE : teste si la pile est vide.</text:p>
        </text:list-item>
        <text:list-item>
          <text:p text:style-name="P16">EST_PLEINE : teste si la pile est pleine.</text:p>
        </text:list-item>
        <text:list-item>
          <text:p text:style-name="P16">EMPILER : ajoute un élément sur le dessus de la pile.</text:p>
        </text:list-item>
        <text:list-item>
          <text:p text:style-name="P16">DEPILER : enlève et renvoie l’élément sur le dessus de la pile.</text:p>
        </text:list-item>
        <text:list-item>
          <text:p text:style-name="P16">SOMMET : renvoie l’élément sur le dessus de la pile.</text:p>
        </text:list-item>
        <text:list-item>
          <text:p text:style-name="P16">LIBERER : libère l’espace mémoire du tableau et de la tête de la pile.</text:p>
        </text:list-item>
      </text:list>
      <text:p text:style-name="P6">Exemple de pile :</text:p>
      <text:p text:style-name="P6"><draw:g text:anchor-type="paragraph" draw:z-index="1" draw:style-name="gr1"><draw:g draw:style-name="gr2"><draw:g draw:style-name="gr2"><draw:custom-shape draw:name="Forme1" draw:style-name="gr3" draw:text-style-name="P19" svg:width="1.615cm" svg:height="1.532cm" svg:x="-0.175cm" svg:y="1.124cm"><text:p/><draw:enhanced-geometry svg:viewBox="0 0 21600 21600" draw:type="rectangle" draw:enhanced-path="M 0 0 L 21600 0 21600 21600 0 21600 0 0 Z N"/></draw:custom-shape><draw:custom-shape draw:name="Forme2" draw:style-name="gr12" draw:text-style-name="P19" svg:width="5.451cm" svg:height="1.505cm" svg:x="2.497cm" svg:y="1.124cm"><text:p/><draw:enhanced-geometry svg:viewBox="0 0 21600 21600" draw:type="rectangle" draw:enhanced-path="M 0 0 L 21600 0 21600 21600 0 21600 0 0 Z N"/></draw:custom-shape><draw:custom-shape draw:name="Forme3" draw:style-name="gr13" draw:text-style-name="P19" svg:width="9.182cm" svg:height="1.532cm" svg:x="9.006cm" svg:y="1.124cm"><text:p/><draw:enhanced-geometry svg:viewBox="0 0 21600 21600" draw:type="rectangle" draw:enhanced-path="M 0 0 L 21600 0 21600 21600 0 21600 0 0 Z N"/></draw:custom-shape><draw:custom-shape draw:name="Forme4" draw:style-name="gr14" svg:width="1.059cm" svg:height="0.375cm" svg:x="1.439cm" svg:y="1.7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e4" draw:style-name="gr14" svg:width="1.059cm" svg:height="0.375cm" svg:x="7.948cm" svg:y="1.7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Forme5" draw:style-name="gr8" draw:text-style-name="P20" svg:x1="4.163cm" svg:y1="1.124cm" svg:x2="4.163cm" svg:y2="2.629cm"><text:p/></draw:line><draw:line draw:name="Forme5" draw:style-name="gr8" draw:text-style-name="P20" svg:x1="6.175cm" svg:y1="1.124cm" svg:x2="6.175cm" svg:y2="2.629cm"><text:p/></draw:line><draw:line draw:name="Forme5" draw:style-name="gr8" draw:text-style-name="P20" svg:x1="10.197cm" svg:y1="1.15cm" svg:x2="10.197cm" svg:y2="2.655cm"><text:p/></draw:line><draw:line draw:name="Forme5" draw:style-name="gr8" draw:text-style-name="P20" svg:x1="11.386cm" svg:y1="1.15cm" svg:x2="11.386cm" svg:y2="2.655cm"><text:p/></draw:line><draw:line draw:name="Forme5" draw:style-name="gr8" draw:text-style-name="P20" svg:x1="12.603cm" svg:y1="1.15cm" svg:x2="12.603cm" svg:y2="2.655cm"><text:p/></draw:line><draw:line draw:name="Forme5" draw:style-name="gr8" draw:text-style-name="P20" svg:x1="13.901cm" svg:y1="1.15cm" svg:x2="13.901cm" svg:y2="2.655cm"><text:p/></draw:line><draw:line draw:name="Forme5" draw:style-name="gr8" draw:text-style-name="P20" svg:x1="15.065cm" svg:y1="1.15cm" svg:x2="15.065cm" svg:y2="2.655cm"><text:p/></draw:line><draw:line draw:name="Forme5" draw:style-name="gr8" draw:text-style-name="P20" svg:x1="16.282cm" svg:y1="1.15cm" svg:x2="16.282cm" svg:y2="2.655cm"><text:p/></draw:line><draw:line draw:name="Forme5" draw:style-name="gr8" draw:text-style-name="P20" svg:x1="17.235cm" svg:y1="1.124cm" svg:x2="17.235cm" svg:y2="2.629cm"><text:p/></draw:line></draw:g><draw:frame draw:name="Forme1" draw:style-name="gr10" draw:text-style-name="P22" svg:width="0.662cm" svg:height="1.138cm" svg:x="3.026cm" svg:y="1.256cm"><draw:text-box><text:p><text:span text:style-name="T7">8</text:span></text:p></draw:text-box></draw:frame><draw:frame draw:name="Forme1" draw:style-name="gr10" draw:text-style-name="P22" svg:width="0.662cm" svg:height="1.138cm" svg:x="4.905cm" svg:y="1.256cm"><draw:text-box><text:p><text:span text:style-name="T7">3</text:span></text:p></draw:text-box></draw:frame><draw:frame draw:name="Forme1" draw:style-name="gr10" draw:text-style-name="P22" svg:width="0.662cm" svg:height="1.138cm" svg:x="9.297cm" svg:y="1.309cm"><draw:text-box><text:p><text:span text:style-name="T7">7</text:span></text:p></draw:text-box></draw:frame><draw:frame draw:name="Forme1" draw:style-name="gr10" draw:text-style-name="P22" svg:width="0.662cm" svg:height="1.138cm" svg:x="10.488cm" svg:y="1.283cm"><draw:text-box><text:p><text:span text:style-name="T7">9</text:span></text:p></draw:text-box></draw:frame><draw:frame draw:name="Forme1" draw:style-name="gr10" draw:text-style-name="P22" svg:width="0.662cm" svg:height="1.138cm" svg:x="11.731cm" svg:y="1.283cm"><draw:text-box><text:p><text:span text:style-name="T7">1</text:span></text:p></draw:text-box></draw:frame><draw:frame draw:name="Forme1" draw:style-name="gr10" draw:text-style-name="P22" svg:width="0.662cm" svg:height="1.138cm" svg:x="13.001cm" svg:y="1.309cm"><draw:text-box><text:p><text:span text:style-name="T7">5</text:span></text:p></draw:text-box></draw:frame><draw:frame draw:name="Forme2" draw:style-name="gr9" draw:text-style-name="P21" svg:width="9.155cm" svg:height="0.636cm" svg:x="9.482cm" svg:y="2.764cm"><draw:text-box><text:p>0<text:tab/>1<text:tab/>2<text:tab/>3 <text:s text:c="8"/>4 <text:s text:c="8"/>5 <text:s text:c="7"/>6 <text:s text:c="6"/>7</text:p></draw:text-box></draw:frame></draw:g><draw:custom-shape draw:name="Forme1" draw:style-name="gr11" draw:text-style-name="P23" svg:width="0.362cm" svg:height="0.373cm" draw:transform="rotate (0.785398163397448) translate (14.2406388888889cm 1.94556944444444cm)"><text:p/>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604.58015267176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name="Forme1" draw:style-name="gr11" draw:text-style-name="P23" svg:width="0.362cm" svg:height="0.373cm" draw:transform="rotate (0.785398163397448) translate (15.3793472222222cm 1.92011111111111cm)"><text:p/>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604.58015267176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name="Forme1" draw:style-name="gr11" draw:text-style-name="P23" svg:width="0.362cm" svg:height="0.373cm" draw:transform="rotate (0.785398163397448) translate (16.5170555555556cm 1.92011111111111cm)"><text:p/>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604.58015267176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name="Forme1" draw:style-name="gr11" draw:text-style-name="P23" svg:width="0.362cm" svg:height="0.373cm" draw:transform="rotate (0.785398163397448) translate (17.4685555555556cm 1.89265277777778cm)"><text:p/>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604.58015267176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draw:g></text:p>
      <text:p text:style-name="P6"/>
      <text:p text:style-name="P6"/>
      <text:p text:style-name="P6"/>
      <text:h text:style-name="P13" text:outline-level="2"><text:soft-page-break/>2) La File</text:h>
      <text:p text:style-name="P8">La file est constituée d’une tête contenant :</text:p>
      <text:list xml:id="list743014599" text:style-name="L3">
        <text:list-item>
          <text:p text:style-name="P18"><text:span text:style-name="T1">La taille maximale : entier représentant le nombre maximum d’élément que peut contenir la </text:span>f<text:span text:style-name="T1">ile.</text:span></text:p>
        </text:list-item>
        <text:list-item>
          <text:p text:style-name="P18">Un compteur : entier qui compte le nombre d’éléments dans la file.</text:p>
        </text:list-item>
        <text:list-item>
          <text:p text:style-name="P18">Le rang du premier : <text:span text:style-name="T2">entier représentant l’adresse dans le tableau associé à la </text:span>f<text:span text:style-name="T2">ile l’élément au </text:span>début de la file <text:span text:style-name="T3">(le prochain à défiler)</text:span>.</text:p>
        </text:list-item>
        <text:list-item>
          <text:p text:style-name="P18">Le rang du dernier : <text:span text:style-name="T2">entier représentant l’adresse dans le tableau associé à la </text:span>f<text:span text:style-name="T2">ile l’élément </text:span>à la fin de la file <text:span text:style-name="T3">(le dernier arrivé)</text:span>.</text:p>
        </text:list-item>
        <text:list-item>
          <text:p text:style-name="P17">Le tableau associé à la <text:span text:style-name="T4">f</text:span>ile : tableau contenant les éléments de la <text:span text:style-name="T4">f</text:span>ile.</text:p>
        </text:list-item>
      </text:list>
      <text:p text:style-name="P5">La pile est utilisée via les fonctions / procédures associées :</text:p>
      <text:list xml:id="list222959415356760" text:continue-numbering="true" text:style-name="L3">
        <text:list-item>
          <text:p text:style-name="P17">INIT : initialisation de la <text:span text:style-name="T5">f</text:span>ile (tête et tableau associé).</text:p>
        </text:list-item>
        <text:list-item>
          <text:p text:style-name="P17">EST_VIDE : teste si la <text:span text:style-name="T5">f</text:span>ile est vide.</text:p>
        </text:list-item>
        <text:list-item>
          <text:p text:style-name="P17">EST_PLEINE : teste si la <text:span text:style-name="T5">f</text:span>ile est pleine.</text:p>
        </text:list-item>
        <text:list-item>
          <text:p text:style-name="P17"><text:span text:style-name="T6">ENFILER :</text:span> ajoute un élément <text:span text:style-name="T6">à la fin de la file</text:span>.</text:p>
        </text:list-item>
        <text:list-item>
          <text:p text:style-name="P17"><text:span text:style-name="T6">DEFILER :</text:span> enlève et renvoie l’élément <text:span text:style-name="T6">au début de la file</text:span>.</text:p>
        </text:list-item>
        <text:list-item>
          <text:p text:style-name="P17">LIBERER : libère l’espace mémoire du tableau et de la tête de la <text:span text:style-name="T6">file</text:span>.</text:p>
        </text:list-item>
      </text:list>
      <text:p text:style-name="P7"><draw:g text:anchor-type="paragraph" draw:z-index="0" draw:style-name="gr1"><draw:g draw:style-name="gr2"><draw:g draw:style-name="gr2"><draw:g draw:style-name="gr2"><draw:custom-shape draw:name="Forme3" draw:style-name="gr3" draw:text-style-name="P19" svg:width="1.615cm" svg:height="1.532cm" svg:x="-0.73cm" svg:y="1.192cm"><text:p/><draw:enhanced-geometry svg:viewBox="0 0 21600 21600" draw:type="rectangle" draw:enhanced-path="M 0 0 L 21600 0 21600 21600 0 21600 0 0 Z N"/></draw:custom-shape><draw:custom-shape draw:name="Forme4" draw:style-name="gr4" draw:text-style-name="P19" svg:width="6.007cm" svg:height="1.532cm" svg:x="2.207cm" svg:y="1.192cm"><text:p/><draw:enhanced-geometry svg:viewBox="0 0 21600 21600" draw:type="rectangle" draw:enhanced-path="M 0 0 L 21600 0 21600 21600 0 21600 0 0 Z N"/></draw:custom-shape><draw:custom-shape draw:name="Forme5" draw:style-name="gr5" draw:text-style-name="P19" svg:width="9.658cm" svg:height="1.532cm" svg:x="9.218cm" svg:y="1.192cm"><text:p/><draw:enhanced-geometry svg:viewBox="0 0 21600 21600" draw:type="rectangle" draw:enhanced-path="M 0 0 L 21600 0 21600 21600 0 21600 0 0 Z N"/></draw:custom-shape><draw:custom-shape draw:name="Forme6" draw:style-name="gr6" svg:width="1.324cm" svg:height="0.345cm" svg:x="0.884cm" svg:y="1.7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e6" draw:style-name="gr7" svg:width="1.006cm" svg:height="0.345cm" svg:x="8.213cm" svg:y="1.7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Forme7" draw:style-name="gr8" draw:text-style-name="P20" svg:x1="3.265cm" svg:y1="1.192cm" svg:x2="3.265cm" svg:y2="2.723cm"><text:p/></draw:line><draw:line draw:name="Forme7" draw:style-name="gr8" draw:text-style-name="P20" svg:x1="4.615cm" svg:y1="1.192cm" svg:x2="4.615cm" svg:y2="2.723cm"><text:p/></draw:line><draw:line draw:name="Forme7" draw:style-name="gr8" draw:text-style-name="P20" svg:x1="5.938cm" svg:y1="1.192cm" svg:x2="5.938cm" svg:y2="2.723cm"><text:p/></draw:line><draw:line draw:name="Forme7" draw:style-name="gr8" draw:text-style-name="P20" svg:x1="7.075cm" svg:y1="1.192cm" svg:x2="7.075cm" svg:y2="2.723cm"><text:p/></draw:line><draw:line draw:name="Forme7" draw:style-name="gr8" draw:text-style-name="P20" svg:x1="10.435cm" svg:y1="1.192cm" svg:x2="10.435cm" svg:y2="2.723cm"><text:p/></draw:line><draw:line draw:name="Forme7" draw:style-name="gr8" draw:text-style-name="P20" svg:x1="11.626cm" svg:y1="1.192cm" svg:x2="11.626cm" svg:y2="2.723cm"><text:p/></draw:line><draw:line draw:name="Forme7" draw:style-name="gr8" draw:text-style-name="P20" svg:x1="12.764cm" svg:y1="1.192cm" svg:x2="12.764cm" svg:y2="2.723cm"><text:p/></draw:line><draw:line draw:name="Forme7" draw:style-name="gr8" draw:text-style-name="P20" svg:x1="13.954cm" svg:y1="1.192cm" svg:x2="13.954cm" svg:y2="2.723cm"><text:p/></draw:line><draw:line draw:name="Forme7" draw:style-name="gr8" draw:text-style-name="P20" svg:x1="15.092cm" svg:y1="1.192cm" svg:x2="15.092cm" svg:y2="2.723cm"><text:p/></draw:line><draw:line draw:name="Forme7" draw:style-name="gr8" draw:text-style-name="P20" svg:x1="16.362cm" svg:y1="1.192cm" svg:x2="16.362cm" svg:y2="2.723cm"><text:p/></draw:line><draw:line draw:name="Forme7" draw:style-name="gr8" draw:text-style-name="P20" svg:x1="17.632cm" svg:y1="1.192cm" svg:x2="17.632cm" svg:y2="2.723cm"><text:p/></draw:line></draw:g><draw:frame draw:name="Forme2" draw:style-name="gr9" draw:text-style-name="P21" svg:width="9.155cm" svg:height="0.636cm" svg:x="9.721cm" svg:y="2.723cm"><draw:text-box><text:p>0<text:tab/>1 <text:s text:c="8"/>2 <text:s text:c="8"/>3 <text:s text:c="8"/>4 <text:s text:c="8"/>5 <text:s text:c="9"/>6 <text:s text:c="8"/>7</text:p></draw:text-box></draw:frame></draw:g><draw:g draw:style-name="gr2"><draw:frame draw:name="Forme1" draw:style-name="gr10" draw:text-style-name="P22" svg:width="0.662cm" svg:height="1.138cm" svg:x="2.445cm" svg:y="1.43cm"><draw:text-box><text:p><text:span text:style-name="T7">8</text:span></text:p></draw:text-box></draw:frame><draw:frame draw:name="Forme1" draw:style-name="gr10" draw:text-style-name="P22" svg:width="0.662cm" svg:height="1.138cm" svg:x="3.662cm" svg:y="1.404cm"><draw:text-box><text:p><text:span text:style-name="T7">4</text:span></text:p></draw:text-box></draw:frame><draw:frame draw:name="Forme1" draw:style-name="gr10" draw:text-style-name="P22" svg:width="0.662cm" svg:height="1.138cm" svg:x="5.038cm" svg:y="1.404cm"><draw:text-box><text:p><text:span text:style-name="T7">2</text:span></text:p></draw:text-box></draw:frame><draw:frame draw:name="Forme1" draw:style-name="gr10" draw:text-style-name="P22" svg:width="0.662cm" svg:height="1.138cm" svg:x="6.281cm" svg:y="1.404cm"><draw:text-box><text:p><text:span text:style-name="T7">5</text:span></text:p></draw:text-box></draw:frame><draw:frame draw:name="Forme1" draw:style-name="gr10" draw:text-style-name="P22" svg:width="0.662cm" svg:height="1.138cm" svg:x="11.97cm" svg:y="1.404cm"><draw:text-box><text:p><text:span text:style-name="T7">7</text:span></text:p></draw:text-box></draw:frame><draw:frame draw:name="Forme1" draw:style-name="gr10" draw:text-style-name="P22" svg:width="0.662cm" svg:height="1.138cm" svg:x="13.081cm" svg:y="1.404cm"><draw:text-box><text:p><text:span text:style-name="T7">3</text:span></text:p></draw:text-box></draw:frame><draw:frame draw:name="Forme1" draw:style-name="gr10" draw:text-style-name="P22" svg:width="0.662cm" svg:height="1.138cm" svg:x="14.272cm" svg:y="1.43cm"><draw:text-box><text:p><text:span text:style-name="T7">6</text:span></text:p></draw:text-box></draw:frame><draw:frame draw:name="Forme1" draw:style-name="gr10" draw:text-style-name="P22" svg:width="0.662cm" svg:height="1.138cm" svg:x="15.383cm" svg:y="1.43cm"><draw:text-box><text:p><text:span text:style-name="T7">1</text:span></text:p></draw:text-box></draw:frame></draw:g></draw:g><draw:custom-shape draw:name="Forme1" draw:style-name="gr11" draw:text-style-name="P23" svg:width="0.362cm" svg:height="0.373cm" draw:transform="rotate (0.785398163397448) translate (10.7491388888889cm 1.98790277777778cm)"><text:p/>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604.58015267176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name="Forme1" draw:style-name="gr11" draw:text-style-name="P23" svg:width="0.362cm" svg:height="0.373cm" draw:transform="rotate (0.785398163397448) translate (16.7287222222222cm 1.98790277777778cm)"><text:p/>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604.58015267176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name="Forme1" draw:style-name="gr11" draw:text-style-name="P23" svg:width="0.362cm" svg:height="0.373cm" draw:transform="rotate (0.785398163397448) translate (9.50559722222222cm 2.01336111111111cm)"><text:p/>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604.58015267176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name="Forme1" draw:style-name="gr11" draw:text-style-name="P23" svg:width="0.362cm" svg:height="0.373cm" draw:transform="rotate (0.785398163397448) translate (17.9732638888889cm 1.98790277777778cm)"><text:p/>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604.58015267176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draw:g>Exemple de <text:span text:style-name="T6">file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3-26T22:29:58.603000000</dc:date>
    <meta:editing-duration>PT1H1M19S</meta:editing-duration>
    <meta:editing-cycles>13</meta:editing-cycles>
    <meta:document-statistic meta:table-count="0" meta:image-count="0" meta:object-count="0" meta:page-count="3" meta:paragraph-count="34" meta:word-count="399" meta:character-count="2097" meta:non-whitespace-character-count="1751"/>
  </office:meta>
</office:document-meta>
</file>